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90000001263A08E5A510D3D1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0.58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499cm" fo:margin-bottom="0cm" fo:text-indent="0cm"/>
    </style:style>
    <style:style style:name="P5" style:family="paragraph">
      <style:paragraph-properties fo:margin-left="0cm" fo:margin-right="0cm" fo:margin-top="0.4cm" fo:margin-bottom="0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499cm" fo:margin-bottom="0cm" fo:text-align="center" fo:text-indent="0cm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GB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fo:background-color="#fffff0" style:font-size-asian="32pt" style:font-size-complex="32pt"/>
    </style:style>
    <style:style style:name="T7" style:family="text">
      <style:text-properties fo:font-size="28pt" fo:background-color="#fffff0" style:font-size-asian="28pt" style:font-size-complex="2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32pt" fo:font-style="normal" fo:text-shadow="none" style:text-underline-style="none" fo:font-weight="normal" style:letter-kerning="true" fo:background-color="transparent" style:font-name-asian="Helvetica" style:font-size-asian="32pt" style:font-style-asian="normal" style:font-weight-asian="normal" style:font-name-complex="Helvetica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0.581cm" svg:x="1.4cm" svg:y="2.961cm" presentation:class="subtitle" presentation:user-transformed="true">
          <draw:text-box>
            <text:p><text:span text:style-name="T1"><text:s/></text:span><text:span text:style-name="T2">IKEv2 negotiation for BEET Mode</text:span><text:span text:style-name="T1"> </text:span></text:p>
            <text:p><text:span text:style-name="T3"><text:a xlink:href="https://datatracker.ietf.org/doc/draft-antony-ipsecme-iekv2-beet-mode/" xlink:type="simple"> draft-antony-ipsecme-iekv2-beet-mode</text:a></text:span></text:p>
            <text:p text:style-name="P1"/>
            <text:p text:style-name="P1">IETF 121, Dublin, November 2024</text:p>
            <text:p text:style-name="P1"/>
            <text:p text:style-name="P1">Antony Anton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Goal</text:p>
          </draw:text-box>
        </draw:frame>
        <draw:frame presentation:style-name="pr4" draw:text-style-name="P3" draw:layer="layout" svg:width="25.199cm" svg:height="9.134cm" svg:x="1.4cm" svg:y="4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  <text:list-item>
                <text:p text:style-name="P4"><text:span text:style-name="T4">Code Point for</text:span><text:span text:style-name="T5"> IKEv2 BEET mode negotiation</text:span></text:p>
                <text:list>
                  <text:list-item>
                    <text:p><text:span text:style-name="T6">defined in Appendix B of RFC 7402</text:span></text:p>
                    <text:list>
                      <text:list-item>
                        <text:p><text:span text:style-name="T6">(Packet format defined in 2015)</text:span></text:p>
                      </text:list-item>
                    </text:list>
                    <text:p><text:span text:style-name="T7"><text:s/></text:span></text:p>
                  </text:list-item>
                </text:list>
                <text:p text:style-name="P4"><text:span text:style-name="T5"/></text:p>
                <text:list>
                  <text:list-header>
                    <text:p text:style-name="P5"><text:span text:style-name="T8"/></text:p>
                  </text:list-header>
                </text:list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 text:style-name="P3">Current Use cases</text:p>
          </draw:text-box>
        </draw:frame>
        <draw:frame presentation:style-name="pr4" draw:text-style-name="P7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 text:style-name="P3"><text:span text:style-name="T9">For End-to-end tunnels BEET saves bytes.</text:span></text:p>
                <text:list>
                  <text:list-item>
                    <text:p text:style-name="P3"><text:span text:style-name="T9">About 20 bytes for IPv4 (+ IPv4 options) </text:span></text:p>
                  </text:list-item>
                  <text:list-item>
                    <text:p text:style-name="P3"><text:span text:style-name="T9">40 bytes for IPv6 (+ Extention Headers)</text:span></text:p>
                  </text:list-item>
                </text:list>
              </text:list-item>
              <text:list-item>
                <text:p text:style-name="P3"><text:span text:style-name="T9">HIP </text:span><text:span text:style-name="T9"><text:a xlink:href="https://www.rfc-editor.org/rfc/rfc7402.html" xlink:type="simple">RFC 7402</text:a></text:span><text:span text:style-name="T9">, </text:span><text:span text:style-name="T9"><text:a xlink:href="https://www.rfc-editor.org/rfc/rfc5202.html" xlink:type="simple">RFC 5202</text:a></text:span></text:p>
                <text:list>
                  <text:list-item>
                    <text:p text:style-name="P3"><text:span text:style-name="T9"><text:s/></text:span><text:span text:style-name="T9">HIP use BEET mode without IKE</text:span></text:p>
                  </text:list-item>
                </text:list>
              </text:list-item>
              <text:list-item>
                <text:p text:style-name="P3"><text:span text:style-name="T9">Minimal IPsec </text:span><text:span text:style-name="T9"><text:a xlink:href="https://www.rfc-editor.org/rfc/rfc9333.html" xlink:type="simple">RFC 9333</text:a></text:span></text:p>
                <text:p text:style-name="P3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Software suppor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Linux initial commit 2006</text:p>
                <text:list>
                  <text:list-item>
                    <text:p>Linux kernel sees several related fixes </text:p>
                  </text:list-item>
                </text:list>
              </text:list-item>
              <text:list-item>
                <text:p text:style-name="P4">strongSwan supports using private IKE Notify</text:p>
              </text:list-item>
              <text:list-item>
                <text:p text:style-name="P4">Linux iproute2 command line tool to setup SA </text:p>
                <text:list>
                  <text:list-item>
                    <text:p>(ip xfrm mode bee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ince IETF 120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ocus only IKEv2 Code Point</text:p>
                <text:list>
                  <text:list-item>
                    <text:p>Use the RFC 7402 to get a code point</text:p>
                  </text:list-item>
                </text:list>
              </text:list-item>
              <text:list-item>
                <text:p><text:span text:style-name="T10">RFC 7402 authors (Bob) may write bis document.</text:span></text:p>
                <text:p><text:span text:style-name="T10"/></text:p>
                <text:p><text:s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1.819cm" svg:x="1.4cm" svg:y="1cm" presentation:class="outline" presentation:user-transformed="true">
          <draw:text-box>
            <text:list text:style-name="L2">
              <text:list-header>
                <text:p text:style-name="P9"><text:span text:style-name="T9"/></text:p>
              </text:list-header>
            </text:list>
            <text:p text:style-name="P9"><text:span text:style-name="T9">Questions / Feedback?</text:span><text:span text:style-name="T9"><text:line-break/></text:span><text:span text:style-name="T9"><text:line-break/></text:span><text:span text:style-name="T9"/></text:p>
            <text:p text:style-name="P9"><text:span text:style-name="T9">Requesting WG Adop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fffff0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0c0c0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bold" style:font-name-complex="Lucida Sans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style:style style:name="MT3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<text:span text:style-name="MT2">Click to edit the title text format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/></text:p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8" draw:layer="backgroundobjects" svg:width="2.468cm" svg:height="0.422cm" svg:x="1.432cm" svg:y="14.5cm">
        <draw:image xlink:href="Pictures/10000001000000690000001263A08E5A510D3D1E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9-10T12:58:57.968297097</meta:creation-date>
    <dc:date>2024-11-02T23:18:50.277161571</dc:date>
    <meta:editing-duration>PT16H38M54S</meta:editing-duration>
    <meta:editing-cycles>54</meta:editing-cycles>
    <meta:generator>LibreOffice/7.3.5.2$MacOSX_AARCH64 LibreOffice_project/184fe81b8c8c30d8b5082578aee2fed2ea847c01</meta:generator>
    <meta:document-statistic meta:object-count="44"/>
  </office:meta>
</office:document-meta>
</file>